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language="bg" fo:country="BG"/>
    </style:style>
    <style:style style:name="T1" style:family="text">
      <style:text-properties fo:language="en" fo:country="US"/>
    </style:style>
    <style:style style:name="T2" style:family="text">
      <style:text-properties fo:language="bg" fo:country="BG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От диабет втори тип обикновено се разболяват хора в зряла възраст, най-често след 40 години. В много сручай появата му е свързана с повишаване на теглото. При затлъстяването се променя конфигурацията на клетъчните рецептори, към които трябва да се доближи инсулинът /хормонът регулиращ нивото на кръвната захар/ и те понижават чуствителността си спрямо него. Необходимо е по-голямо количество инсулин за да се преодолеят клетъчните рецептори, което води до повишено натоварване на жлезите, произвеждащи инсулин и намаляване на неговата секреция в бъдеще. Най-важното в профилактиката на диабета от този тип е поддържането на нормално телесно тегло. Неговото начало е по-слабо забележимо, затова хората със затлъстяване трябва перодично да контролират нивото на клюкозата в кръвта си. Редовните физически упражнения също помагат за намаляване на телесната васа и подобряват общото физическо състояние. </text:p>
      <text:p text:style-name="Standard"/>
      <text:p text:style-name="Standard">Диета при диабет</text:p>
      <text:p text:style-name="Standard"/>
      <text:p text:style-name="Standard">Главната й цел е да поддържа постоянно ниво на глюкозата в кръвта, максимално доближаващо се до нормата. </text:p>
      <text:p text:style-name="Standard">Препоръките по отношение на хрането при пациенти с нормално и наднормено тегло са различни.</text:p>
      <text:p text:style-name="Standard">При нормално тегло се препоръчва:</text:p>
      <text:list xml:id="list27447570" text:style-name="L1">
        <text:list-item>
          <text:p text:style-name="P1">да се избягват продукти, рязко повишаващи нивото на захарта. Към тях се отнасят захарните изделия, медът, плодовите сокове, сушените плодове.</text:p>
        </text:list-item>
        <text:list-item>
          <text:p text:style-name="P1">Да се консумират достатъчно количество растителна целулоза под формата на зеленчуци.</text:p>
        </text:list-item>
        <text:list-item>
          <text:p text:style-name="P1">Равномерно да се разпределя храненето в течение на деня. Денонощният порцион трябва да се разпредели на 4-5 приема, а не на 1-2.</text:p>
        </text:list-item>
      </text:list>
      <text:p text:style-name="Standard">При наднормено тегло на първо място е калоричността на порцията. Тя трябва да се намали за сметка на мазнините и алкохола. Показател за правилното хранене е намаляване на телсното тегло с до 1 кг на седмица. Във всекидневното меню трябва да се включват пресни зеленчуци и плодове – те са необходими за задоволяване на увеличената потпребност на организма от витамини и минерали. </text:p>
      <text:p text:style-name="Standard"/>
      <text:p text:style-name="Standard">Подсладители в кулинарията</text:p>
      <text:p text:style-name="Standard">най-често използваният е захарта. Тя е главен източник на енергия на организма, променя качеството на храната и съдейства за по-продължителното съхраняване на някои продукти. Основните видове са бяла и кафява. В менюто на диабетици и хора с наднормено тегло се препоръчва да не се включват продукти, съдържащи захар. В тези случаи храната се приготвя <text:s/>без захар с естествени подстладитрли като мед, кленов сироп, както и синтетични подсладители. </text:p>
      <text:p text:style-name="Standard"/>
      <text:p text:style-name="Standard">Медът е основният заместител на захарта в кулинарията. При печене свързва продуктите и подобрява качеството на сладкишите. Придава своеобразен вкус на ястията и сосовете. В комбинация с ябълков оцет и зехтин се използва за подправяне на салати.</text:p>
      <text:p text:style-name="Standard">Поради по-високата си захарност в готварските рецепти може да се заменят 250 г захар с 150-200 г мед и съответно да се намали с 50 мл количеството течност.</text:p>
      <text:p text:style-name="Standard">Когато се използва в кулинарията трябва да се има предвид, че при температура над 35 градуса по Целзий, губи много от аромата си, а при температура над 40 градуса, се разрушават много от ценните вещества, които съдържа. От меда продуктите бързо потъмняват и това е още една от причините да се готви на слаб огън.</text:p>
      <text:p text:style-name="Standard">Само 100 г мед са достатъчни да задоволят денонощната потребност на организма от ценни микроелементи, особено желязо, магнезий, манган, както и нуждата на мозъка и тялото да бъдат заредени с енергия.</text:p>
      <text:p text:style-name="Standard"><text:soft-page-break/>Фруктозата, съдържаща се в плодовете, растенията и меда е един от най-често използваните природни подсладители. Тя е двойно по-сладка от захарта, но има същата калоричност, т.е. 1 г от нея съдържат 4 <text:span text:style-name="T1">kcal. </text:span><text:span text:style-name="T2">Нейното основно предимство е ниският й гликемичен индекс. Може да се използва в диабетичното и диетичното хранене, но умерено – до 30 гр в денонощието, което не води до значително повишаване на глюкозата в кръвта.</text:span></text:p>
      <text:p text:style-name="P2">Меласата е друг заместител на захарта. Получава се след кристализирането на захарта от тръстиков или цвеклов сок. От тръстиковата меласа в комбинация с рафиниран сироп се прави петмез, използван за приготвянето на кексове и други тестени произведения.</text:p>
      <text:p text:style-name="P2">Захарният петмез е източник на енергия и съдържа калций и желязо. Светлият петмез се получава като допълнителен продукт при рафинирането на захарта. Той е по-малко сладък от нея и няма такава хранителна стойност. Използва се главно за подслаждане на кексове и пудинги, сосове и плънки и някой видове хляб.</text:p>
      <text:p text:style-name="P2">115 г кафява захар се равняват на 85 гр бяла захар ии 2 с. л. Меласа или тъмно оцветен петмез.</text:p>
      <text:p text:style-name="P2"/>
      <text:p text:style-name="P2">Канела</text:p>
      <text:p text:style-name="P2"/>
      <text:p text:style-name="P2"><text:span text:style-name="Strong_20_Emphasis">Канела</text:span>та понижава кръвната захар и се използва широко от диабетици и хора с повишен риск за развитие на <text:span text:style-name="Strong_20_Emphasis">диабет</text:span>. </text:p>
      <text:p text:style-name="P2"><text:span text:style-name="Strong_20_Emphasis">Канела</text:span> е широко разпространена подправка, която намира медицинско приложение при <text:span text:style-name="Strong_20_Emphasis">раздразнен стомах</text:span>, <text:span text:style-name="Strong_20_Emphasis">диария</text:span> и повишено натрупване на <text:span text:style-name="Strong_20_Emphasis">газове в червата</text:span> и чувство на подуване. <text:span text:style-name="Strong_20_Emphasis">Канела</text:span> се прилага също и като средство за стимулиране на апетита. Притежава антибактериални и противопаразитни свойства, които обуславят приложението при различни бактериални и паразитни инфекции. </text:p>
      <text:p text:style-name="P2"/>
      <text:p text:style-name="P2">Гликемичен индекс</text:p>
      <text:p text:style-name="P2">Гликемичният индекс/<text:span text:style-name="T1">GI/</text:span> показва с каква скорост даден продукт се превръща в глюкоза и постъпва в кръвния поток. <text:s/>Съществуват различни начини за отчитане на гликемичния индекс в зависимост кои продукти – бял хляб, глюкоза, картофено пюре /нишесте/ - се вземат за база 100. Нашата таблица показва индекса по отношение на глюкозата, която се приема за 100, но в някои случаи случаи той е усреднен показател.</text:p>
      <text:p text:style-name="P2">Ниският <text:span text:style-name="T1">GI, </text:span>под 50, предизвиква слабо покачване на кръвната захар.</text:p>
      <text:p text:style-name="P2">Средният <text:span text:style-name="T1">GI</text:span>, между 50 и 70 – е характерен за постепенното нарастване на кръвната захар.</text:p>
      <text:p text:style-name="P2">Високият <text:s/><text:span text:style-name="T1">GI, </text:span>над 70, предизвиква взривно увеличаване на кръвната захар.</text:p>
      <text:p text:style-name="P2"/>
      <text:p text:style-name="P2">Добри /сложни/ въглехидрати, <text:span text:style-name="T1">GI </text:span>под 50 – за разграждането им организмът изразходва повече време и енергия, задържат се по-дълго в него и така в кръвта по-бавно се освобождава глюкоза . След консумацията им се чувствате сити поне 3-4 часа между отделните хранения, енергични <text:s/>и в добро здраве. <text:s/>Съдържат се в бобовите и соевите храни, ядките, семената, триците, различните зеленчуци и плодове. Всички те са богати и на фибри, които се смятат за трудно смилаеми – например люспите на пшеницата, триците, обелките на ябълките и др. Необходимата за здравнословното хранене дневна доза целулоза е поне 30 грама дневно. За целта менюто ви всеки ден трябвад а съдържа – овесени ядки, мюсли, пектин, трици, моркови, броколи, ядки, сушени плодове, соя, пълнозърнести тестени изделия.</text:p>
      <text:p text:style-name="P2"/>
      <text:p text:style-name="P2">Лоши / прости/ въглехидрати – това са продуктите, които се рзграждат много бързо и повишават рязко нивото на кръвната захар, предизвиквайки атаки на вълчи глад. </text:p>
      <text:p text:style-name="P2"/>
      <text:p text:style-name="P2">Сос с копър</text:p>
      <text:p text:style-name="P2">От зехтина и брашното се прави светла запръжка. Прибавя се счуканият чесън. Постепенно се разрежда д бульон и се вари до получаването на гладък сос. Прибавят се ситно нарязан копър, разбитият в 1 с. л. Студен бульон и малко оцет и мед. Подправя се със сол и черен <text:soft-page-break/>пипер на вкус. Сервира се с варено месо.</text:p>
      <text:p text:style-name="P2"/>
      <text:p text:style-name="P2">Постни ястия</text:p>
      <text:p text:style-name="P2"/>
      <text:p text:style-name="P2">Зелен пилаф с подправки</text:p>
      <text:p text:style-name="P2">Лукът се задушава в сгорещеното олио до омекване – около 6-8 минути. Прибавят се чесънът, кардамонът, канелата, карамфилчетата и черният пипер с турмерика. Остовя се на огъня 2 минути. Слага се оризът, разбърква се и се оставя на огъня 1 минута, след което се изсипва бульонът. Кипва се и огънят се намалява. Захлупва се и се вари 15 минути. Огънят се изключва, а оризът се оставя захлупен 5 минути. Разбърква се леко и се връща на слаб огън, като се прибавят подправките, лукът, спанакът, бадемите и стафидите. Посолява се на вкус и се сервира горещ.</text:p>
      <text:p text:style-name="P2"/>
      <text:p text:style-name="P2">Риба с подправки и къри</text:p>
      <text:p text:style-name="P2"/>
      <text:p text:style-name="P2">Лукът и чесънът се обелват, измиват и нарязват на тънки полумесеци. Доматите се измиват, разрязват се на две, почистват се от семките и се нарязват на ситно. Рибното филе се нарязва на кубчета по 2,5 см. И се посолява леко. Запържва се около 3 минути в незагарящ тиган, намазан с малко зехтин и се изважда. Сипва се още малко зехтин и се запържва лукът до омекване, след което се прибавят чесънът и подправките и се пържи още 5 минути. Слагат се доматите и спанакът и се пържи, докато спанакът поомекне. Посолява се, поръсва се с черен пипер и се прибавя киселото мчляко. Кипва се и се оставя на слаб огън 5 минути. Рибата се връща в соса и се загрява. Сервира се веднага с кафяв ориз.</text:p>
      <text:p text:style-name="P2"/>
      <text:p text:style-name="P2">Ястия с птици</text:p>
      <text:p text:style-name="P2"/>
      <text:p text:style-name="P2">Пиле със зеленчуци</text:p>
      <text:p text:style-name="P2"/>
      <text:p text:style-name="P2">Лукът се почиства, измива се и се нарязва на колелца. Картофите се обелват, измиват се и се нарязват на половинки. Пилешкото месо се нарязва на хапки и се запържва в сгорещеното олио за 5 минути от всички страни. Прибавят се морковите, лукът, целината и картофите и се пържи още 5 минути. Налива се бульонът, прибавя се доматеното пюре и се подправя със сол и черен пипер на вкус. Кипва се, захлупва се, огънят се намалява и се вари още 30 минути. Прибавят се гъбите и зеленит фасул и се вари още 15 минути. Сервира се горещо. </text:p>
      <text:p text:style-name="P2"/>
      <text:p text:style-name="P2"/>
      <text:p text:style-name="P2">Ястия се месо</text:p>
      <text:p text:style-name="P2"/>
      <text:p text:style-name="P2">Пикантно телешко</text:p>
      <text:p text:style-name="P2"/>
      <text:p text:style-name="P2">Брашното, солта и черният пипер се слагат в пластмасова торбичка. Прибавя се месото и се разклаща добре, за да се оваля в сместа. 1 чаена лъжичка зехтин се загрява в незагарящ тиган на умерен огън и се запържва половината месо по 2 минути от всяка страна, като се обръща веднъж. Изважда се и се оставя настрана. Прибавя се втората лъжичка зехтин и се запържва останалото месо и също се изважда. В същия тиган на умерен огън се запържва половината чесън около 30 секунди. Прибавят се буьонът и лимоновият сок и се оставя на огъня 3-4 минути. В малък съд се смесват магданозът, лимоновата кора и останалият чесън. Прибавят се към соса. Месото се връща <text:s text:c="2"/>в тигана и се затопля, като се обръща веднъж, за да се затопли напълно. Сервира се веднага.</text:p>
      <text:p text:style-name="P2"/>
      <text:p text:style-name="P2">Свинско с ябълки</text:p>
      <text:p text:style-name="P2"/>
      <text:p text:style-name="P2"><text:soft-page-break/>Грилът се загрява предварително. Смесват се червеният пипер, изсушената мащерка, сол и черен пипер на вкус и ¼ чаена лъжичка бахар. Месото се поръсва със сместа от двете страни и се пече на грила по 5 минути от всяка страна до кафяв цвят. Ябълките се обелват и се нарязват на малки парчета. Слагат се в голям незагарящ тиган заедно с нарязания лук, ябълковия сок, оцета и останалия бахар. Кипва се, огънят се намалява до умерен и се вари като се бърка от време на време, до омекване на ябълките /10-12 минути/. Месото се слага в чиниите за сервиране и се залива със соса с ябълките. Гарнира се с нарязаната мащерка.</text:p>
      <text:p text:style-name="P2"/>
      <text:p text:style-name="P2">Тестени изделия и десерти</text:p>
      <text:p text:style-name="P2"/>
      <text:p text:style-name="P2">Хляб със стафиди</text:p>
      <text:p text:style-name="P2"/>
      <text:p text:style-name="P2">Стафидите се измиват и се слагат в подходяща купа. Върху тях се изсипват чаят, медът и се оставят да престоят около 2 часа. След това се прибавят яйцата. Брашното се омесва с индийското орехче и содата и също се прибавя към стафидите. Разбърква се до получаването на хомогенно тесто и се прехвърля в намаразана със зехтин и поръсена с брашно тавичка или правоъгълна форма. Пече се около час в предварително загрята до 180 градуса фурна. Изважда се, охлажда се леко и се сервира веднага.</text:p>
      <text:p text:style-name="P2"/>
      <text:p text:style-name="P2">Турски десерт с изсушени кайсии</text:p>
      <text:p text:style-name="P2"/>
      <text:p text:style-name="P2">Кайсиите се накисват в 500 мл вода да се отпуснат, след което се варят на слаб огън до омекване. Прибавят се портокаловата кора и 2 с. л. Сок. Охлажда се леко и се подслажда. Оставят се настрана 4-6 кайсии, а останалите се смачкват на пюре, което се разпределя в отделни чаши за сервиране. Изварата, киселото мляко, останалият портокалов сок и подстладителят се смесват и се разбъркват добре. Разпределят се върху кайсиевото пюре. Отгоре се слагат отделените кайсии и десертът се охлажда преди сервиране.</text:p>
      <text:p text:style-name="P2"/>
      <text:p text:style-name="P2">Напитки</text:p>
      <text:p text:style-name="P2"/>
      <text:p text:style-name="P2">Ябълков сок с подправки</text:p>
      <text:p text:style-name="P2"/>
      <text:p text:style-name="P2">Лимонът се набучва с карамфилчета. Медът се слага в тенджера, прибавят се канелата и кардамонът. Сипва се ябълковият сок и се пуска лимонът. Захлупва се и се загрява много бавно около 1 час. Бърка се от време на време, като не се позволява да заври. Преди сервиране се охлажда.</text:p>
      <text:p text:style-name="P2"/>
      <text:p text:style-name="P2"/>
      <text:p text:style-name="P2">Пикантна шоколадова напитка</text:p>
      <text:p text:style-name="P2"/>
      <text:p text:style-name="P2">Шоколадът се натрошава на парчета. Млякото се поръсва с бахар и се прибавя натрошеният шоколад. Загрява се до кипване, като се бърка през цялото време. Канелата се слага в чашата за сервиране и се залива с млякото. Гарнира се с разбитата сметана.</text:p>
      <text:p text:style-name="P2"/>
      <text:p text:style-name="P2">Стевия</text:p>
      <text:p text:style-name="P2"/>
      <text:p text:style-name="P2"/>
      <text:p text:style-name="P2">Шоколад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7-20T09:49:30.18</meta:creation-date>
    <meta:generator>OpenOffice.org/3.3$Win32 OpenOffice.org_project/330m20$Build-9567</meta:generator>
    <dc:date>2015-07-21T10:13:08.89</dc:date>
    <meta:editing-duration>PT3H39M21S</meta:editing-duration>
    <meta:editing-cycles>2</meta:editing-cycles>
    <meta:document-statistic meta:table-count="0" meta:image-count="0" meta:object-count="0" meta:page-count="4" meta:paragraph-count="56" meta:word-count="1919" meta:character-count="11625"/>
  </office:meta>
</office:document-meta>
</file>